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rsid="00159ece" officeooo:paragraph-rsid="00159ece" style:font-style-asian="italic" style:font-weight-asian="normal" style:font-style-complex="italic" style:font-weight-complex="normal"/>
    </style:style>
    <style:style style:name="P2" style:family="paragraph" style:parent-style-name="Title">
      <style:paragraph-properties fo:text-align="center" style:justify-single-word="false"/>
      <style:text-properties officeooo:rsid="000f1c33" officeooo:paragraph-rsid="000f1c33"/>
    </style:style>
    <style:style style:name="P3" style:family="paragraph" style:parent-style-name="Heading_20_1">
      <style:text-properties officeooo:rsid="0031de91" officeooo:paragraph-rsid="0031de91"/>
    </style:style>
    <style:style style:name="P4" style:family="paragraph" style:parent-style-name="Heading_20_1">
      <style:text-properties officeooo:rsid="0032d945" officeooo:paragraph-rsid="0032d945"/>
    </style:style>
    <style:style style:name="P5" style:family="paragraph" style:parent-style-name="Heading_20_3">
      <style:text-properties officeooo:rsid="0031de91" officeooo:paragraph-rsid="0031de91"/>
    </style:style>
    <style:style style:name="P6" style:family="paragraph" style:parent-style-name="Heading_20_3">
      <style:text-properties officeooo:rsid="0032d945" officeooo:paragraph-rsid="0032d945"/>
    </style:style>
    <style:style style:name="P7" style:family="paragraph" style:parent-style-name="Heading_20_3">
      <style:text-properties officeooo:paragraph-rsid="0032d945"/>
    </style:style>
    <style:style style:name="P8" style:family="paragraph" style:parent-style-name="Text_20_body">
      <style:text-properties officeooo:paragraph-rsid="0031de91"/>
    </style:style>
    <style:style style:name="P9" style:family="paragraph" style:parent-style-name="Text_20_body">
      <style:text-properties officeooo:paragraph-rsid="0032d945"/>
    </style:style>
    <style:style style:name="P10" style:family="paragraph" style:parent-style-name="Subtitle">
      <style:paragraph-properties fo:text-align="center" style:justify-single-word="false"/>
      <style:text-properties fo:font-weight="normal" officeooo:rsid="0031de91" officeooo:paragraph-rsid="0031de91" style:font-weight-asian="normal" style:font-weight-complex="normal"/>
    </style:style>
    <style:style style:name="T1" style:family="text">
      <style:text-properties officeooo:rsid="00308e8d"/>
    </style:style>
    <style:style style:name="T2" style:family="text">
      <style:text-properties officeooo:rsid="0031de9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1de91" style:font-weight-asian="normal" style:font-weight-complex="normal"/>
    </style:style>
    <style:style style:name="T5" style:family="text">
      <style:text-properties fo:font-weight="normal" officeooo:rsid="0032d945" style:font-weight-asian="normal" style:font-weight-complex="normal"/>
    </style:style>
    <style:style style:name="T6" style:family="text">
      <style:text-properties officeooo:rsid="0032d9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<text:span text:style-name="T1">2</text:span> CESI</text:p>
      <text:p text:style-name="P10">Virtualización e instalación de Sistemas Operativos de Servidores</text:p>
      <text:p text:style-name="P1">Miguel Ángel Ramírez Ruiz (i62rarum@uco.es)</text:p>
      <text:h text:style-name="Heading_20_1" text:outline-level="1">1. <text:span text:style-name="T2">Conceptos de máquinas virtuales y virtualización</text:span></text:h>
      <text:h text:style-name="P5" text:outline-level="3">Cuestión 1: <text:span text:style-name="T3">¿Qué es una máquina virtual?</text:span></text:h>
      <text:h text:style-name="P5" text:outline-level="3">Cuestión 2: <text:span text:style-name="T3">¿Qué modos de “virtualizar” se pueden implementar? (Pista: Hipervisor)</text:span></text:h>
      <text:h text:style-name="P5" text:outline-level="3">Cuestión 3: <text:span text:style-name="T3">¿Qué son IVT y AMD-V?</text:span></text:h>
      <text:p text:style-name="P8"><text:span text:style-name="T4"/></text:p>
      <text:h text:style-name="Heading_20_1" text:outline-level="1">2. Software para virtualización: VMWare y VirtualBox</text:h>
      <text:h text:style-name="P5" text:outline-level="3">Cuestión 4: <text:span text:style-name="T3">Comente qué otros productos ofrece VMWare y su diferencia con Player.</text:span></text:h>
      <text:h text:style-name="P5" text:outline-level="3">Cuestión 5: <text:span text:style-name="T3">¿Cuál es la diferencia entre VirtualBox y VMWare? (Pista: archivos grandes)</text:span></text:h>
      <text:p text:style-name="P8"><text:span text:style-name="T4"/></text:p>
      <text:h text:style-name="Heading_20_1" text:outline-level="1">3. Instalación de Sistemas Operativos virtualizados</text:h>
      <text:h text:style-name="P5" text:outline-level="3">Cuestión 6: <text:span text:style-name="T3">Enumere las versiones de Windows Server y los años en los que fueron presentadas.</text:span></text:h>
      <text:h text:style-name="P5" text:outline-level="3">Cuestión 7: <text:span text:style-name="T3">¿Qué empresa hay detrás de Ubuntu? ¿De qué distribución parte?</text:span></text:h>
      <text:h text:style-name="P5" text:outline-level="3">Cuestión 8: <text:span text:style-name="T3">¿Qué relación tiene CentOS con Red Hat y con el proyecto Fedora?</text:span></text:h>
      <text:p text:style-name="P8"><text:span text:style-name="T4"/></text:p>
      <text:h text:style-name="P3" text:outline-level="1">3.1 Instalación de Sistemas Operativos Virtualizados</text:h>
      <text:p text:style-name="P8"/>
      <text:h text:style-name="P3" text:outline-level="1"><text:soft-page-break/>3.2 Particionamiento del disco virtual </text:h>
      <text:h text:style-name="P6" text:outline-level="3">Cuestión 9. <text:span text:style-name="T3">¿Qué es LVM? ¿Qué ventajas tiene para un servidor de gama baja?</text:span></text:h>
      <text:p text:style-name="P9"><text:span text:style-name="T5"/></text:p>
      <text:h text:style-name="P4" text:outline-level="1">3.3 Instalación de servicios</text:h>
      <text:h text:style-name="P6" text:outline-level="3">Cuestión 10. <text:span text:style-name="T3">¿Qué diferencia existe entre telnet y ssh?</text:span></text:h>
      <text:h text:style-name="P6" text:outline-level="3">Cuestión 11. <text:span text:style-name="T3">¿Qué instalamos con el servicio LAMP?</text:span></text:h>
      <text:p text:style-name="P9"><text:span text:style-name="T5"/></text:p>
      <text:h text:style-name="P4" text:outline-level="1">4. Conexión con la máquina anfitriona</text:h>
      <text:h text:style-name="Heading_20_3" text:outline-level="3">Cuestión 12: <text:span text:style-name="T3">¿Con qué opción establecemos una red local con la máquina anfitriona? ¿Con qué opción podemos compartir la conexión a Internet? Añada un nuevo adaptador de Red para crear una red entre la máquina invitada y la anfitriona, tal que tendremos dos adaptadores, uno conectado como modo NAT y otro como modo puente utilizando como interfaz vmnet1.</text:span></text:h>
      <text:h text:style-name="P7" text:outline-level="3"><text:span text:style-name="T6">Cuestión 13: </text:span><text:span text:style-name="T5">¿Cómo podemos ver que ambas máquinas están conectadas en la misma red local? (Pistas: ping, ifconfig, /etc/netplan/*.yaml, netplan apply, systemctl … networking, firewall, icmpv4). Ilústrelo con capturas de pantalla.</text:span></text:h>
      <text:p text:style-name="P9"><text:span text:style-name="T5"/></text:p>
      <text:h text:style-name="P4" text:outline-level="1">5. Editando archivos en consola: vi, pico, nano</text:h>
      <text:h text:style-name="P6" text:outline-level="3">Cuestión 14: <text:span text:style-name="T3">Prepare un resúmen (“chuletario”) con los comandos y combinaciones de teclas necesarias para moverse por el contenido del archivo, editarlo, buscar y reemplazar y guardar en los tres editores mencionados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3:37.465980390</meta:creation-date>
    <dc:date>2018-10-09T16:16:22.769442465</dc:date>
    <meta:editing-duration>PT57M11S</meta:editing-duration>
    <meta:editing-cycles>12</meta:editing-cycles>
    <meta:generator>LibreOffice/5.4.6.2$Linux_X86_64 LibreOffice_project/40m0$Build-2</meta:generator>
    <meta:document-statistic meta:table-count="0" meta:image-count="0" meta:object-count="0" meta:page-count="2" meta:paragraph-count="25" meta:word-count="310" meta:character-count="2026" meta:non-whitespace-character-count="1740"/>
  </office:meta>
</office:document-meta>
</file>